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27c75c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e33ab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33039a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35966a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3d7953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3e8cfc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411eb1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4638e1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4eebc5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505a35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57b2e8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5e20a4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66d454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06ec81e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7226ff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6db5c8" officeooo:paragraph-rsid="0082ecd0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6db5c8" officeooo:paragraph-rsid="008ce52a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06db5c8" officeooo:paragraph-rsid="009d72d4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WenQuanYi Micro Hei" fo:font-size="12pt" fo:font-weight="bold" officeooo:rsid="003aa1a9" officeooo:paragraph-rsid="00505a35" style:font-name-asian="WenQuanYi Micro Hei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WenQuanYi Micro Hei" fo:font-size="12pt" officeooo:rsid="00482429" officeooo:paragraph-rsid="004eebc5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rsid="00806045" officeooo:paragraph-rsid="006ec81e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rsid="0082ecd0" officeooo:paragraph-rsid="0082ecd0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rsid="0094d299" officeooo:paragraph-rsid="008ce52a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rsid="0094d299" officeooo:paragraph-rsid="00b66a9d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rsid="009d72d4" officeooo:paragraph-rsid="009d72d4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rsid="00af7e22" officeooo:paragraph-rsid="0082ecd0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fo:font-weight="bold" officeooo:rsid="0082ecd0" officeooo:paragraph-rsid="0082ecd0" style:font-name-asian="WenQuanYi Micro Hei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WenQuanYi Micro Hei" fo:font-size="12pt" fo:font-weight="bold" officeooo:rsid="0082ecd0" officeooo:paragraph-rsid="00afce72" style:font-name-asian="WenQuanYi Micro Hei" style:font-size-asian="12pt" style:font-weight-asian="bold" style:font-size-complex="12pt" style:font-weight-complex="bold"/>
    </style:style>
    <style:style style:name="T1" style:family="text">
      <style:text-properties officeooo:rsid="0017a64d"/>
    </style:style>
    <style:style style:name="T2" style:family="text">
      <style:text-properties officeooo:rsid="00264584"/>
    </style:style>
    <style:style style:name="T3" style:family="text">
      <style:text-properties officeooo:rsid="0026ff25"/>
    </style:style>
    <style:style style:name="T4" style:family="text">
      <style:text-properties officeooo:rsid="0027c75c"/>
    </style:style>
    <style:style style:name="T5" style:family="text">
      <style:text-properties officeooo:rsid="0028473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5966a" style:font-weight-asian="bold" style:font-weight-complex="bold"/>
    </style:style>
    <style:style style:name="T8" style:family="text">
      <style:text-properties fo:font-weight="bold" officeooo:rsid="003aa1a9" style:font-weight-asian="bold" style:font-weight-complex="bold"/>
    </style:style>
    <style:style style:name="T9" style:family="text">
      <style:text-properties fo:font-weight="bold" officeooo:rsid="003e8cfc" style:font-weight-asian="bold" style:font-weight-complex="bold"/>
    </style:style>
    <style:style style:name="T10" style:family="text">
      <style:text-properties fo:font-weight="bold" officeooo:rsid="0057b2e8" style:font-weight-asian="bold" style:font-weight-complex="bold"/>
    </style:style>
    <style:style style:name="T11" style:family="text">
      <style:text-properties fo:font-weight="bold" officeooo:rsid="005e20a4" style:font-weight-asian="bold" style:font-weight-complex="bold"/>
    </style:style>
    <style:style style:name="T12" style:family="text">
      <style:text-properties fo:font-weight="bold" officeooo:rsid="0064b00d" style:font-weight-asian="bold" style:font-weight-complex="bold"/>
    </style:style>
    <style:style style:name="T13" style:family="text">
      <style:text-properties fo:font-weight="bold" officeooo:rsid="0066d454" style:font-weight-asian="bold" style:font-weight-complex="bold"/>
    </style:style>
    <style:style style:name="T14" style:family="text">
      <style:text-properties fo:font-weight="bold" officeooo:rsid="006b3792" style:font-weight-asian="bold" style:font-weight-complex="bold"/>
    </style:style>
    <style:style style:name="T15" style:family="text">
      <style:text-properties fo:font-weight="bold" officeooo:rsid="006ec81e" style:font-weight-asian="bold" style:font-weight-complex="bold"/>
    </style:style>
    <style:style style:name="T16" style:family="text">
      <style:text-properties fo:font-weight="bold" officeooo:rsid="0065724c" style:font-weight-asian="bold" style:font-weight-complex="bold"/>
    </style:style>
    <style:style style:name="T17" style:family="text">
      <style:text-properties fo:font-weight="bold" officeooo:rsid="0074f5d8" style:font-weight-asian="bold" style:font-weight-complex="bold"/>
    </style:style>
    <style:style style:name="T18" style:family="text">
      <style:text-properties fo:font-weight="bold" officeooo:rsid="00774263" style:font-weight-asian="bold" style:font-weight-complex="bold"/>
    </style:style>
    <style:style style:name="T19" style:family="text">
      <style:text-properties fo:font-weight="bold" officeooo:rsid="007777b3" style:font-weight-asian="bold" style:font-weight-complex="bold"/>
    </style:style>
    <style:style style:name="T20" style:family="text">
      <style:text-properties fo:font-weight="bold" officeooo:rsid="006db5c8" style:font-weight-asian="bold" style:font-weight-complex="bold"/>
    </style:style>
    <style:style style:name="T21" style:family="text">
      <style:text-properties fo:font-weight="bold" officeooo:rsid="0079b149" style:font-weight-asian="bold" style:font-weight-complex="bold"/>
    </style:style>
    <style:style style:name="T22" style:family="text">
      <style:text-properties fo:font-weight="bold" officeooo:rsid="007cf042" style:font-weight-asian="bold" style:font-weight-complex="bold"/>
    </style:style>
    <style:style style:name="T23" style:family="text">
      <style:text-properties fo:font-weight="bold" officeooo:rsid="0082ecd0" style:font-weight-asian="bold" style:font-weight-complex="bold"/>
    </style:style>
    <style:style style:name="T24" style:family="text">
      <style:text-properties fo:font-weight="bold" officeooo:rsid="008ce52a" style:font-weight-asian="bold" style:font-weight-complex="bold"/>
    </style:style>
    <style:style style:name="T25" style:family="text">
      <style:text-properties fo:font-weight="bold" officeooo:rsid="0094d299" style:font-weight-asian="bold" style:font-weight-complex="bold"/>
    </style:style>
    <style:style style:name="T26" style:family="text">
      <style:text-properties fo:font-weight="bold" officeooo:rsid="009d72d4" style:font-weight-asian="bold" style:font-weight-complex="bold"/>
    </style:style>
    <style:style style:name="T27" style:family="text">
      <style:text-properties fo:font-weight="bold" officeooo:rsid="00baa488" style:font-weight-asian="bold" style:font-weight-complex="bold"/>
    </style:style>
    <style:style style:name="T28" style:family="text">
      <style:text-properties fo:font-weight="bold" officeooo:rsid="002e33ab" fo:background-color="#e6e6ff" style:font-weight-asian="bold" style:font-weight-complex="bold"/>
    </style:style>
    <style:style style:name="T29" style:family="text">
      <style:text-properties officeooo:rsid="002e33ab"/>
    </style:style>
    <style:style style:name="T30" style:family="text">
      <style:text-properties officeooo:rsid="0033039a"/>
    </style:style>
    <style:style style:name="T31" style:family="text">
      <style:text-properties officeooo:rsid="0033addd"/>
    </style:style>
    <style:style style:name="T32" style:family="text">
      <style:text-properties officeooo:rsid="00347e81"/>
    </style:style>
    <style:style style:name="T33" style:family="text">
      <style:text-properties officeooo:rsid="0035966a"/>
    </style:style>
    <style:style style:name="T34" style:family="text">
      <style:text-properties officeooo:rsid="00376d9f"/>
    </style:style>
    <style:style style:name="T35" style:family="text">
      <style:text-properties officeooo:rsid="003aa1a9"/>
    </style:style>
    <style:style style:name="T36" style:family="text">
      <style:text-properties officeooo:rsid="003d5d5b"/>
    </style:style>
    <style:style style:name="T37" style:family="text">
      <style:text-properties officeooo:rsid="003d7953"/>
    </style:style>
    <style:style style:name="T38" style:family="text">
      <style:text-properties officeooo:rsid="003e8cfc"/>
    </style:style>
    <style:style style:name="T39" style:family="text">
      <style:text-properties officeooo:rsid="00411eb1"/>
    </style:style>
    <style:style style:name="T40" style:family="text">
      <style:text-properties officeooo:rsid="00431c49"/>
    </style:style>
    <style:style style:name="T41" style:family="text">
      <style:text-properties officeooo:rsid="0044d20f"/>
    </style:style>
    <style:style style:name="T42" style:family="text">
      <style:text-properties officeooo:rsid="00458955"/>
    </style:style>
    <style:style style:name="T43" style:family="text">
      <style:text-properties officeooo:rsid="004683a5"/>
    </style:style>
    <style:style style:name="T44" style:family="text">
      <style:text-properties officeooo:rsid="00482429"/>
    </style:style>
    <style:style style:name="T45" style:family="text">
      <style:text-properties officeooo:rsid="00497ca1"/>
    </style:style>
    <style:style style:name="T46" style:family="text">
      <style:text-properties officeooo:rsid="004e1518"/>
    </style:style>
    <style:style style:name="T47" style:family="text">
      <style:text-properties officeooo:rsid="0033039a" fo:background-color="#e6e6ff"/>
    </style:style>
    <style:style style:name="T48" style:family="text">
      <style:text-properties officeooo:rsid="0035966a" fo:background-color="#e6e6ff"/>
    </style:style>
    <style:style style:name="T49" style:family="text">
      <style:text-properties officeooo:rsid="00376d9f" fo:background-color="#e6e6ff"/>
    </style:style>
    <style:style style:name="T50" style:family="text">
      <style:text-properties officeooo:rsid="003aa1a9" fo:background-color="#e6e6ff"/>
    </style:style>
    <style:style style:name="T51" style:family="text">
      <style:text-properties officeooo:rsid="003d5d5b" fo:background-color="#e6e6ff"/>
    </style:style>
    <style:style style:name="T52" style:family="text">
      <style:text-properties officeooo:rsid="0057b2e8"/>
    </style:style>
    <style:style style:name="T53" style:family="text">
      <style:text-properties officeooo:rsid="0057ddd2"/>
    </style:style>
    <style:style style:name="T54" style:family="text">
      <style:text-properties officeooo:rsid="005875da"/>
    </style:style>
    <style:style style:name="T55" style:family="text">
      <style:text-properties officeooo:rsid="005b700c"/>
    </style:style>
    <style:style style:name="T56" style:family="text">
      <style:text-properties officeooo:rsid="005bc3dc"/>
    </style:style>
    <style:style style:name="T57" style:family="text">
      <style:text-properties officeooo:rsid="005c5d67"/>
    </style:style>
    <style:style style:name="T58" style:family="text">
      <style:text-properties officeooo:rsid="005c9c19"/>
    </style:style>
    <style:style style:name="T59" style:family="text">
      <style:text-properties officeooo:rsid="005e20a4"/>
    </style:style>
    <style:style style:name="T60" style:family="text">
      <style:text-properties officeooo:rsid="005ee3f0"/>
    </style:style>
    <style:style style:name="T61" style:family="text">
      <style:text-properties officeooo:rsid="0064b00d"/>
    </style:style>
    <style:style style:name="T62" style:family="text">
      <style:text-properties officeooo:rsid="0065724c"/>
    </style:style>
    <style:style style:name="T63" style:family="text">
      <style:text-properties officeooo:rsid="0069ab93"/>
    </style:style>
    <style:style style:name="T64" style:family="text">
      <style:text-properties officeooo:rsid="006ce5cc"/>
    </style:style>
    <style:style style:name="T65" style:family="text">
      <style:text-properties officeooo:rsid="006ce98a"/>
    </style:style>
    <style:style style:name="T66" style:family="text">
      <style:text-properties officeooo:rsid="006db5c8"/>
    </style:style>
    <style:style style:name="T67" style:family="text">
      <style:text-properties officeooo:rsid="00742f11"/>
    </style:style>
    <style:style style:name="T68" style:family="text">
      <style:text-properties officeooo:rsid="0074f5d8"/>
    </style:style>
    <style:style style:name="T69" style:family="text">
      <style:text-properties officeooo:rsid="0079062c"/>
    </style:style>
    <style:style style:name="T70" style:family="text">
      <style:text-properties officeooo:rsid="0079b149"/>
    </style:style>
    <style:style style:name="T71" style:family="text">
      <style:text-properties officeooo:rsid="007c51e8"/>
    </style:style>
    <style:style style:name="T72" style:family="text">
      <style:text-properties officeooo:rsid="007cbb21"/>
    </style:style>
    <style:style style:name="T73" style:family="text">
      <style:text-properties officeooo:rsid="007cf042"/>
    </style:style>
    <style:style style:name="T74" style:family="text">
      <style:text-properties officeooo:rsid="007fa872"/>
    </style:style>
    <style:style style:name="T75" style:family="text">
      <style:text-properties officeooo:rsid="00806045"/>
    </style:style>
    <style:style style:name="T76" style:family="text">
      <style:text-properties officeooo:rsid="0082ecd0"/>
    </style:style>
    <style:style style:name="T77" style:family="text">
      <style:text-properties officeooo:rsid="00896b7a"/>
    </style:style>
    <style:style style:name="T78" style:family="text">
      <style:text-properties officeooo:rsid="008b2acc"/>
    </style:style>
    <style:style style:name="T79" style:family="text">
      <style:text-properties officeooo:rsid="008ce52a"/>
    </style:style>
    <style:style style:name="T80" style:family="text">
      <style:text-properties officeooo:rsid="0094d299"/>
    </style:style>
    <style:style style:name="T81" style:family="text">
      <style:text-properties officeooo:rsid="009d72d4"/>
    </style:style>
    <style:style style:name="T82" style:family="text">
      <style:text-properties officeooo:rsid="009ddffe"/>
    </style:style>
    <style:style style:name="T83" style:family="text">
      <style:text-properties officeooo:rsid="00acd9fa"/>
    </style:style>
    <style:style style:name="T84" style:family="text">
      <style:text-properties officeooo:rsid="00ad39af"/>
    </style:style>
    <style:style style:name="T85" style:family="text">
      <style:text-properties officeooo:rsid="00aea07d"/>
    </style:style>
    <style:style style:name="T86" style:family="text">
      <style:text-properties officeooo:rsid="00af7e22"/>
    </style:style>
    <style:style style:name="T87" style:family="text">
      <style:text-properties officeooo:rsid="00b188d6"/>
    </style:style>
    <style:style style:name="T88" style:family="text">
      <style:text-properties officeooo:rsid="00b1a247"/>
    </style:style>
    <style:style style:name="T89" style:family="text">
      <style:text-properties officeooo:rsid="00b1b440"/>
    </style:style>
    <style:style style:name="T90" style:family="text">
      <style:text-properties officeooo:rsid="00b38fee"/>
    </style:style>
    <style:style style:name="T91" style:family="text">
      <style:text-properties officeooo:rsid="00baa488"/>
    </style:style>
    <style:style style:name="T92" style:family="text">
      <style:text-properties officeooo:rsid="00be77c1"/>
    </style:style>
    <style:style style:name="T93" style:family="text">
      <style:text-properties officeooo:rsid="00bef8dc"/>
    </style:style>
    <style:style style:name="T94" style:family="text">
      <style:text-properties officeooo:rsid="00bfa697"/>
    </style:style>
    <style:style style:name="T95" style:family="text">
      <style:text-properties officeooo:rsid="00c0c55a"/>
    </style:style>
    <style:style style:name="T96" style:family="text">
      <style:text-properties officeooo:rsid="00c202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python中，<text:span text:style-name="T6">序列类型</text:span>包括<text:span text:style-name="T6">字符串</text:span>（普通字符串和<text:span text:style-name="T1">unicode字符串</text:span>）、<text:span text:style-name="T6">列表</text:span>和<text:span text:style-name="T6">元组</text:span>，所谓序列，即成员有序排列，可通过下标访问。假设序列有n个元素，访问单个元素时，下标从<text:span text:style-name="T2">0开始，到n</text:span><text:span text:style-name="T4">-1结束，</text:span><text:span text:style-name="T2">如果是逆序访问，下标从</text:span><text:span text:style-name="T3">-1开始，到</text:span><text:span text:style-name="T5">-n结束，切片操作支持多个元素的访问。</text:span></text:p>
      <text:p text:style-name="P19">序列类型支持如下操作符——</text:p>
      <text:p text:style-name="P2"><text:span text:style-name="T28">in/not in</text:span><text:span text:style-name="T29">：成员关系操作符</text:span></text:p>
      <text:p text:style-name="P3"><text:span text:style-name="T47">obj [not] in sequence</text:span><text:span text:style-name="T30">：判断obj元素是否</text:span><text:span text:style-name="T32">（不）</text:span><text:span text:style-name="T30">属于sequence序列</text:span><text:span text:style-name="T31">。</text:span></text:p>
      <text:p text:style-name="P4"><text:span text:style-name="T7">+</text:span><text:span text:style-name="T33">：连接操作符</text:span></text:p>
      <text:p text:style-name="P4"><text:span text:style-name="T48">sequence</text:span><text:span text:style-name="T49">1 + sequence2</text:span><text:span text:style-name="T34">：连接两个同类型序列</text:span><text:span text:style-name="T35">。</text:span></text:p>
      <text:p text:style-name="P4"><text:span text:style-name="T8">*</text:span><text:span text:style-name="T35">：重复操作符</text:span></text:p>
      <text:p text:style-name="P5"><text:span text:style-name="T50">sequence </text:span><text:span text:style-name="T51">* copies_int</text:span><text:span text:style-name="T36">：</text:span><text:span text:style-name="T35">sequence序列重复 </text:span><text:span text:style-name="T36">copies_int次</text:span><text:span text:style-name="T37">。</text:span></text:p>
      <text:p text:style-name="P6"><text:span text:style-name="T9">[]、[:]、[::]</text:span><text:span text:style-name="T38">：切片操作符</text:span></text:p>
      <text:p text:style-name="P7"><text:span text:style-name="T42">sequence</text:span><text:span text:style-name="T39">[index]：</text:span><text:span text:style-name="T43">访问单个元素。</text:span></text:p>
      <text:p text:style-name="P8"><text:span text:style-name="T42">sequence</text:span><text:span text:style-name="T39">[starting_index:</text:span><text:span text:style-name="T40">ending_index</text:span><text:span text:style-name="T39">]：访问始末下标间的元素</text:span><text:span text:style-name="T46">，支持None作为索引值，等同于不指定这个索引值</text:span><text:span text:style-name="T44">。</text:span></text:p>
      <text:p text:style-name="P9"><text:span text:style-name="T42">sequence</text:span><text:span text:style-name="T39">[starting_index:</text:span><text:span text:style-name="T40">ending_index:</text:span><text:span text:style-name="T41">step</text:span><text:span text:style-name="T39">]：访问始末下标间的元素</text:span><text:span text:style-name="T45">，指定元素间的步长</text:span><text:span text:style-name="T46">支持None作为索引值，等同于不指定这个索引值</text:span><text:span text:style-name="T44">。</text:span></text:p>
      <text:p text:style-name="P21"/>
      <text:p text:style-name="P20">序列类型可用如下内建函数——</text:p>
      <text:p text:style-name="P11"><text:span text:style-name="T10">list(iter)</text:span><text:span text:style-name="T52">：把可迭代对象转换为列表</text:span><text:span text:style-name="T54">。</text:span></text:p>
      <text:p text:style-name="P11"><text:span text:style-name="T10">str(obj)</text:span><text:span text:style-name="T53">：把obj对象转换为字符串</text:span><text:span text:style-name="T55">，即用字符串来表示这个对象。</text:span></text:p>
      <text:p text:style-name="P11"><text:span text:style-name="T10">tuple(iter)</text:span><text:span text:style-name="T53">：把一个可迭代对象转换为一个元组</text:span><text:span text:style-name="T56">。</text:span></text:p>
      <text:p text:style-name="P11"><text:span text:style-name="T10">unicode(obj)</text:span><text:span text:style-name="T53">：把对象转换成Unicode字符串</text:span><text:span text:style-name="T57">。</text:span></text:p>
      <text:p text:style-name="P11"><text:span text:style-name="T10">basestring()</text:span><text:span text:style-name="T53">：抽象工厂函数</text:span><text:span text:style-name="T58">，其作用仅仅是为str和unicode函数提供父类，所以不能被实例化，也不能被调用。</text:span></text:p>
      <text:p text:style-name="P12"><text:span text:style-name="T11">enumerate(iter)</text:span><text:span text:style-name="T59">：接受一个可迭代对象作为参数</text:span><text:span text:style-name="T60">，返回一个enumerate对象，该对象生成由iter每个元素的index值和item值组成的元组。</text:span></text:p>
      <text:p text:style-name="P10"><text:span text:style-name="T8">len</text:span><text:span text:style-name="T12">(seq)</text:span><text:span text:style-name="T61">：返回seq的长度</text:span><text:span text:style-name="T62">。</text:span></text:p>
      <text:p text:style-name="P13"><text:span text:style-name="T8">max</text:span><text:span text:style-name="T13">(iter,key=None)</text:span><text:span text:style-name="T14">、</text:span><text:span text:style-name="T8">max</text:span><text:span text:style-name="T13">(arg0,arg1...,key=None)</text:span><text:span text:style-name="T63">：返回</text:span><text:span text:style-name="T64">iter或(arg0,arg1...)的最大值，如果指定了key</text:span><text:span text:style-name="T65">，这个key必须是一个可以传给sort</text:span><text:span text:style-name="T66">()方法的，用于比较的回调函数。</text:span></text:p>
      <text:p text:style-name="P14"><text:span text:style-name="T8">m</text:span><text:span text:style-name="T15">in</text:span><text:span text:style-name="T13">(iter,key=None)</text:span><text:span text:style-name="T14">、</text:span><text:span text:style-name="T8">min</text:span><text:span text:style-name="T13">(arg0,arg1...,key=None)</text:span><text:span text:style-name="T63">：返回</text:span><text:span text:style-name="T64">iter或(arg0,arg1...)的最小值，如果指定了key</text:span><text:span text:style-name="T65">，这个key必须是一个可以传给sort</text:span><text:span text:style-name="T66">()方法的，用于比较的回调函数。</text:span></text:p>
      <text:p text:style-name="P15"><text:span text:style-name="T8">reversed</text:span><text:span text:style-name="T12">(seq)</text:span><text:span text:style-name="T61">：接受一个序列作为参数</text:span><text:span text:style-name="T67">，返回一个以逆序访问的迭代器</text:span><text:span text:style-name="T62">。</text:span></text:p>
      <text:p text:style-name="P15"><text:span text:style-name="T16">sort</text:span><text:span text:style-name="T17">ed(iter,</text:span><text:span text:style-name="T19">cmp</text:span><text:span text:style-name="T17">=None,key=None,re</text:span><text:span text:style-name="T18">v</text:span><text:span text:style-name="T17">erse=False)</text:span><text:span text:style-name="T68">：</text:span><text:span text:style-name="T69">接受一个可迭代对象作为参数，返回一个有序的列表，可选参数cmp、key和reverse和list.sort()内建函数含义一样。</text:span></text:p>
      <text:p text:style-name="P14"><text:span text:style-name="T20">sum</text:span><text:span text:style-name="T21">(seq,init=0)</text:span><text:span text:style-name="T70">：</text:span><text:span text:style-name="T71">返回seq和可选参数init的总和，其效果等同于reduce(operat</text:span><text:span text:style-name="T72">or.add,seq,init</text:span><text:span text:style-name="T71">)。</text:span></text:p>
      <text:p text:style-name="P14"><text:span text:style-name="T20">zip</text:span><text:span text:style-name="T22">([it0,it1...])</text:span><text:span text:style-name="T73">：</text:span><text:span text:style-name="T74">返回一个列表，其第一个元素是</text:span><text:span text:style-name="T75">it0、it1...这些元素的第一个元素组成的一个元组，其它元素依次类推。</text:span></text:p>
      <text:p text:style-name="P22"><text:soft-page-break/></text:p>
      <text:p text:style-name="P28">python字符串——</text:p>
      <text:p text:style-name="P23">字符串类型是python里面最常见的类型，是不可变类型，支持单引号、双引号、三引号，三引号是一对连续的单引号或者双引号，允许一个字符串跨多行。</text:p>
      <text:p text:style-name="P16"><text:span text:style-name="T23">字符串连接</text:span><text:span text:style-name="T76">：前面提到的</text:span><text:span text:style-name="T77">+操作符可用于字符串连接，还可以直接把几个字符串连在一起写，另外调用join</text:span><text:span text:style-name="T78">()方法也可以连接字符串。</text:span></text:p>
      <text:p text:style-name="P17"><text:span text:style-name="T24">只适用于字符串连接的操作符</text:span><text:span text:style-name="T79">：前面提到了一些序列类型共用的操作符，除此之外，字符串还有只属于自己的操作符，包括格式控制操作符%、字符串模板string.Template、原始字符串操作符r/R、Unicode字符串操作符</text:span><text:span text:style-name="T80">u/U。</text:span></text:p>
      <text:p text:style-name="P24"/>
      <text:p text:style-name="P24">下面列举一些与字符串类型有关的模块。</text:p>
      <text:p text:style-name="P17"><text:span text:style-name="T25">string</text:span><text:span text:style-name="T80">：字符串操作相关函数和工具，比如Template类。</text:span></text:p>
      <text:p text:style-name="P17"><text:span text:style-name="T25">re</text:span><text:span text:style-name="T80">：正则表达式，强大的字符串模式匹配模块。</text:span></text:p>
      <text:p text:style-name="P17"><text:span text:style-name="T25">struct</text:span><text:span text:style-name="T80">：字符串和二进制之间的切换。</text:span></text:p>
      <text:p text:style-name="P17"><text:span text:style-name="T26">c</text:span><text:span text:style-name="T25">/StringIO</text:span><text:span text:style-name="T81">：字符串缓冲对象，操作方法类似于file对象。</text:span></text:p>
      <text:p text:style-name="P17"><text:span text:style-name="T26">base64</text:span><text:span text:style-name="T81">：Base16,32,64数据编解码。</text:span></text:p>
      <text:p text:style-name="P17"><text:span text:style-name="T26">codecs</text:span><text:span text:style-name="T81">：解码器注册和基类。</text:span></text:p>
      <text:p text:style-name="P17"><text:span text:style-name="T26">crypt</text:span><text:span text:style-name="T81">：进行单方面加密。</text:span></text:p>
      <text:p text:style-name="P17"><text:span text:style-name="T26">difflib</text:span><text:span text:style-name="T81">：找出序列间的不同。</text:span></text:p>
      <text:p text:style-name="P17"><text:span text:style-name="T26">hashlib</text:span><text:span text:style-name="T81">：多种不同安全哈系算法和信息摘要算法的API</text:span><text:span text:style-name="T82">，python2.5废除。</text:span></text:p>
      <text:p text:style-name="P17"><text:span text:style-name="T26">hma</text:span><text:span text:style-name="T81">：HMAC信息鉴权算法的python实现。</text:span></text:p>
      <text:p text:style-name="P17"><text:span text:style-name="T26">md5</text:span><text:span text:style-name="T81">：RSA的MD5信息摘要鉴权。</text:span></text:p>
      <text:p text:style-name="P17"><text:span text:style-name="T26">rotor</text:span><text:span text:style-name="T81">：提供多平台的加解密服务。</text:span></text:p>
      <text:p text:style-name="P17"><text:span text:style-name="T26">sha</text:span><text:span text:style-name="T81">：NIAT的安全哈系算法SHA。</text:span></text:p>
      <text:p text:style-name="P17"><text:span text:style-name="T26">stringprep</text:span><text:span text:style-name="T81">：提供用于IP协议的Unicode字符串。</text:span></text:p>
      <text:p text:style-name="P17"><text:span text:style-name="T26">textwrap</text:span><text:span text:style-name="T81">：文本打包和填充。</text:span></text:p>
      <text:p text:style-name="P18"><text:span text:style-name="T26">unicodedata</text:span><text:span text:style-name="T81">：Unicode数据库。</text:span></text:p>
      <text:p text:style-name="P26"/>
      <text:p text:style-name="P28">python列表——</text:p>
      <text:p text:style-name="P16"><text:span text:style-name="T76">python列表用方括号</text:span><text:span text:style-name="T83">[]表示</text:span><text:span text:style-name="T84">，有容器和可变的特性，这使得它非常灵活</text:span><text:span text:style-name="T85">，用来构建其它的数据结构不是件难事</text:span><text:span text:style-name="T86">，比如说堆栈或队列。</text:span></text:p>
      <text:p text:style-name="P27"/>
      <text:p text:style-name="P29">python元组——</text:p>
      <text:p text:style-name="P16"><text:span text:style-name="T76">python元组用圆括号</text:span><text:span text:style-name="T88">()表示，</text:span><text:span text:style-name="T76">是跟列表非常接近的另一种容器类型</text:span><text:span text:style-name="T87">，不同的是</text:span><text:span text:style-name="T89">，元组为不可变类型。所有多对象的</text:span><text:span text:style-name="T90">、逗号分隔的、没有明确用符号定义的集合的默认类型为元组。</text:span></text:p>
      <text:p text:style-name="P23"/>
      <text:p text:style-name="P25">下面再列举一些与序列类型有关的模块。</text:p>
      <text:p text:style-name="P16"><text:span text:style-name="T23">数组</text:span><text:span text:style-name="T91">：一种受限制的可变序列类型</text:span><text:span text:style-name="T92">，要求所有的元素必须都是相同的类型。</text:span></text:p>
      <text:p text:style-name="P16"><text:span text:style-name="T27">copy</text:span><text:span text:style-name="T91">：提供浅拷贝和深拷贝能力，深拷贝deepcopy</text:span><text:span text:style-name="T96">()只对可变类型有效</text:span><text:span text:style-name="T93">。</text:span></text:p>
      <text:p text:style-name="P16"><text:soft-page-break/><text:span text:style-name="T27">operator</text:span><text:span text:style-name="T91">：包含函数调用形式的序列操作符</text:span><text:span text:style-name="T94">。</text:span></text:p>
      <text:p text:style-name="P16"><text:span text:style-name="T27">types</text:span><text:span text:style-name="T91">：包含python支持的所有类型</text:span><text:span text:style-name="T95">。</text:span></text:p>
      <text:p text:style-name="P16"><text:span text:style-name="T27">collections</text:span><text:span text:style-name="T91">：高性能容器数据类型</text:span><text:span text:style-name="T95">。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23T17:43:43</meta:creation-date>
    <meta:generator>LibreOffice/4.0.2.2$Linux_X86_64 LibreOffice_project/400m0$Build-2</meta:generator>
    <dc:date>2015-05-05T09:03:09</dc:date>
    <dc:creator>hanjunjie </dc:creator>
    <meta:editing-duration>PT20H54M43S</meta:editing-duration>
    <meta:editing-cycles>179</meta:editing-cycles>
    <meta:document-statistic meta:table-count="0" meta:image-count="0" meta:object-count="0" meta:page-count="3" meta:paragraph-count="57" meta:word-count="1434" meta:character-count="2274" meta:non-whitespace-character-count="2265"/>
  </office:meta>
</office:document-meta>
</file>